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70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29807.713005" calcext:value-type="float">
            <text:p>29807.713005</text:p>
          </table:table-cell>
          <table:table-cell table:formula="of:=[.H2]/24/365" office:value-type="float" office:value="3.4027069640411" calcext:value-type="float">
            <text:p>3.402706964041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0.88889" calcext:value-type="float">
            <text:p>50.88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39.99389" calcext:value-type="float">
            <text:p>39.99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7.25667" calcext:value-type="float">
            <text:p>57.2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2.92556" calcext:value-type="float">
            <text:p>52.92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7.18944" calcext:value-type="float">
            <text:p>47.18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9.62278" calcext:value-type="float">
            <text:p>49.62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39.8975" calcext:value-type="float">
            <text:p>39.8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4.17833" calcext:value-type="float">
            <text:p>54.17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62.19722" calcext:value-type="float">
            <text:p>62.19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5.69444" calcext:value-type="float">
            <text:p>55.6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3.1175" calcext:value-type="float">
            <text:p>53.11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3.83056" calcext:value-type="float">
            <text:p>53.83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1.9325" calcext:value-type="float">
            <text:p>51.93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5.25278" calcext:value-type="float">
            <text:p>45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4.53639" calcext:value-type="float">
            <text:p>44.53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30389" calcext:value-type="float">
            <text:p>41.30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93361" calcext:value-type="float">
            <text:p>41.9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9.05028" calcext:value-type="float">
            <text:p>49.0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5528" calcext:value-type="float">
            <text:p>41.7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7.15694" calcext:value-type="float">
            <text:p>47.15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69" calcext:value-type="float">
            <text:p>41.6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7806" calcext:value-type="float">
            <text:p>41.778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8.5525" calcext:value-type="float">
            <text:p>48.55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2.06056" calcext:value-type="float">
            <text:p>52.0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4.83694" calcext:value-type="float">
            <text:p>44.8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69611" calcext:value-type="float">
            <text:p>41.69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05944" calcext:value-type="float">
            <text:p>41.05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46444" calcext:value-type="float">
            <text:p>41.46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63972" calcext:value-type="float">
            <text:p>41.63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6.4725" calcext:value-type="float">
            <text:p>46.47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19111" calcext:value-type="float">
            <text:p>41.19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37.81167" calcext:value-type="float">
            <text:p>37.8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3944" calcext:value-type="float">
            <text:p>41.73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2083" calcext:value-type="float">
            <text:p>41.72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34333" calcext:value-type="float">
            <text:p>41.34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2333" calcext:value-type="float">
            <text:p>41.7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0417" calcext:value-type="float">
            <text:p>37.70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66583" calcext:value-type="float">
            <text:p>41.66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81167" calcext:value-type="float">
            <text:p>37.8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2806" calcext:value-type="float">
            <text:p>37.728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66361" calcext:value-type="float">
            <text:p>37.6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7306" calcext:value-type="float">
            <text:p>37.7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82556" calcext:value-type="float">
            <text:p>37.82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0389" calcext:value-type="float">
            <text:p>37.70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80417" calcext:value-type="float">
            <text:p>37.80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6675" calcext:value-type="float">
            <text:p>37.66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9556" calcext:value-type="float">
            <text:p>37.79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55.22083" calcext:value-type="float">
            <text:p>55.22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8" office:value-type="string" calcext:value-type="string">
            <text:p>17/10/2022 – 10:57:00</text:p>
          </table:table-cell>
          <table:table-cell office:value-type="float" office:value="9.8" calcext:value-type="float">
            <text:p>9.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10-17T10:57:59.645912236</dc:date>
    <meta:editing-duration>P6DT53S</meta:editing-duration>
    <meta:editing-cycles>319</meta:editing-cycles>
    <meta:document-statistic meta:table-count="1" meta:cell-count="9138" meta:object-count="0"/>
  </office:meta>
</office:document-meta>
</file>